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21b22c" officeooo:paragraph-rsid="0021b22c" style:font-weight-asian="bold" style:font-weight-complex="bold"/>
    </style:style>
    <style:style style:name="P3" style:family="paragraph" style:parent-style-name="Standard">
      <style:text-properties fo:font-weight="bold" officeooo:rsid="00160cf2" officeooo:paragraph-rsid="00160cf2" style:font-weight-asian="bold" style:font-weight-complex="bold"/>
    </style:style>
    <style:style style:name="P4" style:family="paragraph" style:parent-style-name="Standard">
      <style:text-properties style:font-weight-complex="bold"/>
    </style:style>
    <style:style style:name="P5" style:family="paragraph" style:parent-style-name="Standard">
      <style:text-properties officeooo:rsid="00155970" officeooo:paragraph-rsid="00155970" style:font-weight-complex="bold"/>
    </style:style>
    <style:style style:name="P6" style:family="paragraph" style:parent-style-name="Standard">
      <style:text-properties officeooo:rsid="00171767" officeooo:paragraph-rsid="00171767" style:font-weight-complex="bold"/>
    </style:style>
    <style:style style:name="P7" style:family="paragraph" style:parent-style-name="Standard">
      <style:text-properties officeooo:rsid="00177c7a" officeooo:paragraph-rsid="00177c7a" style:font-weight-complex="bold"/>
    </style:style>
    <style:style style:name="P8" style:family="paragraph" style:parent-style-name="Standard">
      <style:text-properties officeooo:rsid="00177c7a" officeooo:paragraph-rsid="001cbec1" style:font-weight-complex="bold"/>
    </style:style>
    <style:style style:name="P9" style:family="paragraph" style:parent-style-name="Standard">
      <style:text-properties officeooo:rsid="0017da88" officeooo:paragraph-rsid="0017da88" style:font-weight-complex="bold"/>
    </style:style>
    <style:style style:name="P10" style:family="paragraph" style:parent-style-name="Standard">
      <style:text-properties officeooo:rsid="0017da88" officeooo:paragraph-rsid="001ffa01" style:font-weight-complex="bold"/>
    </style:style>
    <style:style style:name="P11" style:family="paragraph" style:parent-style-name="Standard">
      <style:text-properties officeooo:rsid="0017e91a" officeooo:paragraph-rsid="0017e91a" style:font-weight-complex="bold"/>
    </style:style>
    <style:style style:name="P12" style:family="paragraph" style:parent-style-name="Standard">
      <style:text-properties officeooo:rsid="001cbec1" officeooo:paragraph-rsid="001cbec1" style:font-weight-complex="bold"/>
    </style:style>
    <style:style style:name="P13" style:family="paragraph" style:parent-style-name="Standard">
      <style:text-properties officeooo:rsid="001ea27e" officeooo:paragraph-rsid="001ea27e" style:font-weight-complex="bold"/>
    </style:style>
    <style:style style:name="P14" style:family="paragraph" style:parent-style-name="Standard">
      <style:text-properties officeooo:rsid="0027c257" officeooo:paragraph-rsid="0027c257" style:font-weight-complex="bold"/>
    </style:style>
    <style:style style:name="P15" style:family="paragraph" style:parent-style-name="Standard">
      <style:text-properties officeooo:rsid="00160cf2" officeooo:paragraph-rsid="00160cf2" style:font-weight-complex="bold"/>
    </style:style>
    <style:style style:name="P16" style:family="paragraph" style:parent-style-name="Standard">
      <style:text-properties officeooo:rsid="00283353" officeooo:paragraph-rsid="00283353" style:font-weight-complex="bold"/>
    </style:style>
    <style:style style:name="P17" style:family="paragraph" style:parent-style-name="Standard">
      <style:text-properties officeooo:rsid="002b94e0" officeooo:paragraph-rsid="002d1ce2" style:font-weight-complex="bold"/>
    </style:style>
    <style:style style:name="P18" style:family="paragraph" style:parent-style-name="Standard">
      <style:text-properties officeooo:rsid="002cd846" officeooo:paragraph-rsid="002cd846" style:font-weight-complex="bold"/>
    </style:style>
    <style:style style:name="P19" style:family="paragraph" style:parent-style-name="Standard">
      <style:text-properties officeooo:rsid="002d1ce2" officeooo:paragraph-rsid="002d1ce2" style:font-weight-complex="bold"/>
    </style:style>
    <style:style style:name="P20" style:family="paragraph" style:parent-style-name="Standard">
      <style:text-properties officeooo:rsid="001b0fbe" officeooo:paragraph-rsid="001b0fbe"/>
    </style:style>
    <style:style style:name="P21" style:family="paragraph" style:parent-style-name="Standard">
      <style:text-properties fo:font-style="normal" officeooo:rsid="00177c7a" officeooo:paragraph-rsid="00177c7a" style:font-style-asian="normal" style:font-style-complex="normal" style:font-weight-complex="bold"/>
    </style:style>
    <style:style style:name="P22" style:family="paragraph" style:parent-style-name="Standard">
      <style:text-properties fo:font-style="normal" officeooo:rsid="00177c7a" officeooo:paragraph-rsid="0021f1bb" style:font-style-asian="normal" style:font-style-complex="normal" style:font-weight-complex="bold"/>
    </style:style>
    <style:style style:name="P23" style:family="paragraph" style:parent-style-name="Standard">
      <style:text-properties fo:font-style="normal" officeooo:rsid="00177c7a" officeooo:paragraph-rsid="00292217" style:font-style-asian="normal" style:font-style-complex="normal" style:font-weight-complex="bold"/>
    </style:style>
    <style:style style:name="P24" style:family="paragraph" style:parent-style-name="Standard">
      <style:text-properties fo:font-style="normal" officeooo:rsid="0021b22c" officeooo:paragraph-rsid="0021b22c" style:font-style-asian="normal" style:font-style-complex="normal" style:font-weight-complex="bold"/>
    </style:style>
    <style:style style:name="P25" style:family="paragraph" style:parent-style-name="Standard">
      <style:text-properties fo:font-style="normal" officeooo:rsid="0021f1bb" officeooo:paragraph-rsid="0021f1bb" style:font-style-asian="normal" style:font-style-complex="normal" style:font-weight-complex="bold"/>
    </style:style>
    <style:style style:name="P26" style:family="paragraph" style:parent-style-name="Standard">
      <style:text-properties fo:font-style="normal" officeooo:rsid="0024c0b0" officeooo:paragraph-rsid="0024c0b0" style:font-style-asian="normal" style:font-style-complex="normal" style:font-weight-complex="bold"/>
    </style:style>
    <style:style style:name="P27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 style:font-weight-complex="bold"/>
    </style:style>
    <style:style style:name="P28" style:family="paragraph" style:parent-style-name="Standard">
      <style:text-properties officeooo:rsid="0017da88" officeooo:paragraph-rsid="001cbec1" style:font-weight-complex="bold"/>
    </style:style>
    <style:style style:name="P29" style:family="paragraph" style:parent-style-name="Standard">
      <style:text-properties officeooo:paragraph-rsid="0021b22c" style:font-weight-complex="bold"/>
    </style:style>
    <style:style style:name="P30" style:family="paragraph" style:parent-style-name="Standard">
      <style:text-properties fo:font-weight="bold" style:font-weight-asian="bold"/>
    </style:style>
    <style:style style:name="P31" style:family="paragraph" style:parent-style-name="Standard">
      <style:text-properties officeooo:rsid="001b0fbe" officeooo:paragraph-rsid="001b0fbe"/>
    </style:style>
    <style:style style:name="P32" style:family="paragraph" style:parent-style-name="Standard">
      <style:text-properties officeooo:rsid="001b0fbe" officeooo:paragraph-rsid="003715ca"/>
    </style:style>
    <style:style style:name="P33" style:family="paragraph" style:parent-style-name="Standard">
      <style:text-properties officeooo:rsid="0031e64b" officeooo:paragraph-rsid="0031e64b"/>
    </style:style>
    <style:style style:name="P34" style:family="paragraph" style:parent-style-name="Standard">
      <style:text-properties officeooo:rsid="00331d38" officeooo:paragraph-rsid="00331d38"/>
    </style:style>
    <style:style style:name="P35" style:family="paragraph" style:parent-style-name="Standard">
      <style:text-properties officeooo:rsid="00331d38" officeooo:paragraph-rsid="0036c548"/>
    </style:style>
    <style:style style:name="T1" style:family="text">
      <style:text-properties officeooo:rsid="00155970"/>
    </style:style>
    <style:style style:name="T2" style:family="text">
      <style:text-properties officeooo:rsid="00171767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71767" style:font-style-asian="normal" style:font-style-complex="normal"/>
    </style:style>
    <style:style style:name="T5" style:family="text">
      <style:text-properties fo:font-style="normal" officeooo:rsid="00177c7a" style:font-style-asian="normal" style:font-style-complex="normal"/>
    </style:style>
    <style:style style:name="T6" style:family="text">
      <style:text-properties fo:font-style="normal" officeooo:rsid="0021f1bb" style:font-style-asian="normal" style:font-style-complex="normal"/>
    </style:style>
    <style:style style:name="T7" style:family="text">
      <style:text-properties officeooo:rsid="0017da88"/>
    </style:style>
    <style:style style:name="T8" style:family="text">
      <style:text-properties fo:font-weight="bold" style:font-weight-asian="bold"/>
    </style:style>
    <style:style style:name="T9" style:family="text">
      <style:text-properties officeooo:rsid="001cbec1"/>
    </style:style>
    <style:style style:name="T10" style:family="text">
      <style:text-properties officeooo:rsid="001ea27e"/>
    </style:style>
    <style:style style:name="T11" style:family="text">
      <style:text-properties officeooo:rsid="001ffa01"/>
    </style:style>
    <style:style style:name="T12" style:family="text">
      <style:text-properties officeooo:rsid="0021b22c"/>
    </style:style>
    <style:style style:name="T13" style:family="text">
      <style:text-properties officeooo:rsid="00177c7a"/>
    </style:style>
    <style:style style:name="T14" style:family="text">
      <style:text-properties officeooo:rsid="0021f1bb"/>
    </style:style>
    <style:style style:name="T15" style:family="text">
      <style:text-properties officeooo:rsid="0024c0b0"/>
    </style:style>
    <style:style style:name="T16" style:family="text">
      <style:text-properties officeooo:rsid="0026e342"/>
    </style:style>
    <style:style style:name="T17" style:family="text">
      <style:text-properties officeooo:rsid="0027c257"/>
    </style:style>
    <style:style style:name="T18" style:family="text">
      <style:text-properties officeooo:rsid="00283353"/>
    </style:style>
    <style:style style:name="T19" style:family="text">
      <style:text-properties officeooo:rsid="002b94e0"/>
    </style:style>
    <style:style style:name="T20" style:family="text">
      <style:text-properties officeooo:rsid="002cd846"/>
    </style:style>
    <style:style style:name="T21" style:family="text">
      <style:text-properties officeooo:rsid="002d1ce2"/>
    </style:style>
    <style:style style:name="T22" style:family="text">
      <style:text-properties officeooo:rsid="0031e64b"/>
    </style:style>
    <style:style style:name="T23" style:family="text">
      <style:text-properties officeooo:rsid="00331d38"/>
    </style:style>
    <style:style style:name="T24" style:family="text">
      <style:text-properties officeooo:rsid="00336a17"/>
    </style:style>
    <style:style style:name="T25" style:family="text">
      <style:text-properties officeooo:rsid="001b0fbe"/>
    </style:style>
    <style:style style:name="T26" style:family="text">
      <style:text-properties officeooo:rsid="003715c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bookmark text:name="_GoBack"/>CÁLCULO DE FINIQUITOS</text:p>
      <text:p text:style-name="P1"/>
      <text:p text:style-name="P1">EJERCICIO 1</text:p>
      <text:p text:style-name="P4">Una oficial administrativa, <text:span text:style-name="T1">con un contrato indefinido,</text:span> presenta su dimisión a la empresa con el debido preaviso. Calcula el finiquito si el último día que trabajará es el 14/04/2007, su salario base es de 902 euros/mes y tiene derecho a dos pagas extraordinarias anuales de 902 euros cada una, pagaderas el 30 de junio y en Navidad.</text:p>
      <text:p text:style-name="P5">La retención practicada a la trabajadora en concepto de retención a cuenta del IRPF es del 17%</text:p>
      <text:p text:style-name="P7">Salario dia = 902 / 30 = 30,07€</text:p>
      <text:p text:style-name="P7">Falta por cobrar 14 dias = 14*30,07 = 420,98‬</text:p>
      <text:p text:style-name="P8">Pagas extra <text:span text:style-name="T9">Diciembre</text:span> = 902 <text:span text:style-name="T10">3</text:span>* 30+14 / 360 = <text:span text:style-name="T10">260,57</text:span></text:p>
      <text:p text:style-name="P12">Pagas extra Junio = 902 * <text:span text:style-name="T10">9 * 30 + 14 / 360 = 711,58</text:span></text:p>
      <text:p text:style-name="P28">Vacaciones = 30 *104 / 360 = 8,67 * 30,07 = 260,71 €</text:p>
      <text:p text:style-name="P9">IRPF = 1.653,84‬ * 0,17 = 281,15</text:p>
      <text:p text:style-name="P13">SS = <text:span text:style-name="T7">1.653,84 <text:s/>* </text:span><text:span text:style-name="T12">0,0</text:span>635 = 105,0<text:span text:style-name="T11">2</text:span></text:p>
      <text:p text:style-name="P10">Total = 1.653,84‬‬ - <text:s/>= 1.267,67<text:span text:style-name="T10"> €</text:span>‬</text:p>
      <text:p text:style-name="P9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oft-page-break/>EJERCICIO 2</text:p>
      <text:p text:style-name="P4">Mario ha terminado el 12 de marzo un contrato eventual por circunstancias de la producción, que ha durado nueve meses y por el que percibía las siguientes cantidades: salario base y complementos, 1000 euros al mes; 2 pagas extraordinarias de 900 euros, en junio y diciembre, cuyo derecho se genera anualmente. Cuando finaliza el contrato no ha disfrutado ningún día de vacaciones. La indemnización correspondiente por terminación del contrato es lo correspondiente a 8 días de salario por año trabajado.</text:p>
      <text:p text:style-name="P5">La retención practicada a Mario en concepto de retención a cuenta del IRPF es del 19%.</text:p>
      <text:p text:style-name="P4">Calcula el finiquito de Mario.</text:p>
      <text:p text:style-name="P2">Termina el 12 de marzo</text:p>
      <text:p text:style-name="P3">Duracion de 9 meses</text:p>
      <text:p text:style-name="P15">Salario al dia = 1000 * 1<text:span text:style-name="T2">2</text:span> <text:span text:style-name="T4">/12/30 = </text:span><text:span text:style-name="T5">33,33€</text:span></text:p>
      <text:p text:style-name="P16"><text:span text:style-name="T5">S</text:span><text:span text:style-name="T3">alario dia para la indemnizacion = <text:s/>1000 + 900 * 2 / 12 /30 = 38,33</text:span></text:p>
      <text:p text:style-name="P16"><text:span text:style-name="T4">dias de vacaciones genrados = </text:span><text:span text:style-name="T6">30 * 2</text:span><text:span text:style-name="T4">*</text:span><text:span text:style-name="T6">30 + 12</text:span><text:span text:style-name="T4"> <text:s/>/ 360 = </text:span><text:span text:style-name="T6">6</text:span><text:span text:style-name="T4"> dias de vacaciones genrados.</text:span></text:p>
      <text:p text:style-name="P21">Salario por vacaciones <text:span text:style-name="T14">6</text:span>*33,33 = 199,98‬</text:p>
      <text:p text:style-name="P6"><text:span text:style-name="T3">Dias no cobrados = </text:span><text:span text:style-name="T5">33,33*12</text:span><text:span text:style-name="T3"> = <text:s/></text:span><text:span text:style-name="T5">399,96</text:span></text:p>
      <text:p text:style-name="P22">Pagas extras <text:span text:style-name="T14">junio</text:span> = <text:span text:style-name="T14">900</text:span>* <text:span text:style-name="T15">8</text:span>*30 <text:span text:style-name="T15">+12</text:span>/ 360 = 630<text:span text:style-name="T14">€</text:span></text:p>
      <text:p text:style-name="P25">Pga extra de diciembre = 900 * 2 * 30 + 12 / 360 = <text:s/>180€</text:p>
      <text:p text:style-name="P26">Indemnizacion = 9 * 30 * 8 / 360 = 6 <text:s/>* <text:span text:style-name="T16">3</text:span><text:span text:style-name="T18">8</text:span><text:span text:style-name="T16">, 33€ = 229,98‬</text:span> <text:span text:style-name="T16">€</text:span> <text:s text:c="178"/></text:p>
      <text:p text:style-name="P21">IRPF = 1.639,74 ‬‬* 0,19 = 311,55</text:p>
      <text:p text:style-name="P24">SS = 1.639,74‬<text:span text:style-name="T13"> * </text:span>0,0635 <text:span text:style-name="T14">= </text:span><text:span text:style-name="T16">10</text:span><text:span text:style-name="T18">4</text:span><text:span text:style-name="T16">,</text:span><text:span text:style-name="T18">1</text:span><text:span text:style-name="T16">2</text:span></text:p>
      <text:p text:style-name="P23">Total = <text:span text:style-name="T12">1.639,74‬</text:span> - 415,67‬= 1.224,07‬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9"><text:soft-page-break/><text:span text:style-name="T8">EJERCICIO 3</text:span></text:p>
      <text:p text:style-name="P4">Carenor S.A. se está planteando despedir a Ainoa Oliveiros, <text:span text:style-name="T1">con un contrato indefinido, </text:span>por falta de adaptación al puesto. Si el sueldo de esta trabajadora es de 840 €/mes con 2 pagas extraordinarias, <text:span text:style-name="T1">que cobra en junio y diciembre, </text:span>del mismo importe (imputables anualmente) y su antigüedad en la empresa es de 7 años.</text:p>
      <text:p text:style-name="P5">La retención a cuenta del IRPF practicada a Ainoa es del 13%.</text:p>
      <text:p text:style-name="P4">a) ¿A cuánto ascenderá la indemnización que la empresa debe disponer de la trabajadora?</text:p>
      <text:p text:style-name="P9">Un total de <text:span text:style-name="T19">20</text:span> dias de salario por año trabajado hasta un maximo de 24 mensualidades.</text:p>
      <text:p text:style-name="P9">Salario dia = 840 * 14 / 36<text:span text:style-name="T20">5</text:span> = 32,<text:span text:style-name="T20">22</text:span></text:p>
      <text:p text:style-name="P9">Por 7 años = <text:span text:style-name="T19">20</text:span> * 7 *32,<text:span text:style-name="T20">22</text:span> = 4.510,8‬€</text:p>
      <text:p text:style-name="P4">b) ¿Qué cantidades figurarían en el finiquito de Ainoa a 31 de agosto si solo hubiera disfrutado de 15 días de vacaciones y su convenio establece 30 días naturales al año?</text:p>
      <text:p text:style-name="P11"><text:s/>Dias de vacaciones generados = <text:span text:style-name="T17">8</text:span> * 30 * <text:span text:style-name="T17">30 / 360</text:span> = <text:span text:style-name="T17">20</text:span> dias</text:p>
      <text:p text:style-name="P14">Salario por vacaciones = 20-15*28 = 140 <text:span text:style-name="T19">€</text:span></text:p>
      <text:p text:style-name="P11">Salario dia = 840*12 / 36<text:span text:style-name="T20">0</text:span> = 28 €<text:span text:style-name="T17"> </text:span></text:p>
      <text:p text:style-name="P18">Paga extra de Junio = 2 * 30 * 840 / 360 = 140</text:p>
      <text:p text:style-name="P14">Paga extra de diciembre = <text:span text:style-name="T18">840 * 8 * 30 / 360 =</text:span><text:span text:style-name="T19">560</text:span></text:p>
      <text:p text:style-name="P19">1 Mes sin cobrar = 840€</text:p>
      <text:p text:style-name="P17">TOTAL = <text:s/><text:span text:style-name="T7">4.510,8 </text:span>+ 560 + 140 <text:span text:style-name="T20">+ 140 <text:s/></text:span><text:span text:style-name="T21">+ 840</text:span>= </text:p>
      <text:p text:style-name="P11">IRPF = <text:s/>6.190,8‬‬ * <text:span text:style-name="T20">0,13 = 804,8€</text:span></text:p>
      <text:p text:style-name="P11"><text:span text:style-name="T20">SS</text:span> = 6.190,8‬ * <text:span text:style-name="T20">0,0635</text:span> = 393,1<text:span text:style-name="T21">2</text:span>‬€</text:p>
      <text:p text:style-name="P18">TOTAL = 4.992,88€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0"><text:soft-page-break/>EJERCICIO 4</text:p>
      <text:p text:style-name="Standard">Julio Merino trabajaba en la empresa JUMASA <text:span text:style-name="T1">con un contrato temporal</text:span>. Julio tenía un salario mensual de 1.200 euros. Llevaba trabajando en la empresa durante 4 años. Tenía derecho a dos pagas extraordinarias (de devengo anual) de 1.200 euros cada una de ellas. La primera se cobraba el 30/06 y la segunda el 30/12. Tenía, igualmente, derecho a 30 días de vacaciones al año, días que todavía no ha disfrutado. <text:span text:style-name="T1">La retención a cuenta del IRPF que le corresponde es del 16%.</text:span></text:p>
      <text:p text:style-name="Standard">Julio fue despedido el día 21/10/12. El empresario adujo en la carta de despido que el trabajador fue despedido por llegar borracho al trabajo. Julio, firma el finiquito no conforme y plantea la consiguiente reclamación. El resultado del juicio fue beneficioso para Julio, pues el juez condena al empresario a pagarle una indemnización de 33 días de salario por cada año trabajado en la empresa. </text:p>
      <text:p text:style-name="Standard">Calcula el finiquito que le corresponde al trabajador.</text:p>
      <text:p text:style-name="P20">Salario dia = 1200 * 14 / 36<text:span text:style-name="T22">5</text:span> = <text:s/><text:span text:style-name="T23">46,03</text:span> €</text:p>
      <text:p text:style-name="P20">Correspondencia = 33*4*<text:span text:style-name="T23">46,03</text:span> = ‬6.075,96‬ <text:span text:style-name="T23">€</text:span></text:p>
      <text:p text:style-name="P20">Finiquito</text:p>
      <text:p text:style-name="P20">Salario dia = 1200 * 12/ 360 = <text:s/>40€</text:p>
      <text:p text:style-name="P20">Ultimo mes = 21 * 40 = 840 <text:span text:style-name="T22">€</text:span></text:p>
      <text:p text:style-name="P20">Vacaciones = 9 * 30 + 21 = 291 * 30 / 360 = 24,25 * 40 = 970€</text:p>
      <text:p text:style-name="P33">Paga extra de junio = 3 *30 +21 = 111 * <text:span text:style-name="T23">1200</text:span> / 360 = <text:span text:style-name="T23">370€</text:span></text:p>
      <text:p text:style-name="P34">Paga extra de diciembre = 1 + 9 * 30 + 21 = 292 * 1200 / 360 = 973,33 €</text:p>
      <text:p text:style-name="P35">Total sin deduccion<text:span text:style-name="T24">es</text:span> = <text:span text:style-name="T25">6.075,96‬ </text:span><text:s/>+ 3.153,33 = 9.229,29‬</text:p>
      <text:p text:style-name="P35">IRPF = 9.229,29‬‬ * 0,16 = 1.476,6<text:span text:style-name="T26">9</text:span> €</text:p>
      <text:p text:style-name="P35">SS = 9.229,29‬‬ * 0,0635 = 586,0<text:span text:style-name="T26">6</text:span> €</text:p>
      <text:p text:style-name="P32">Total = <text:span text:style-name="T23">9.229,29 - 2.062,75‬ = 7.166,54</text:span>€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suario</meta:initial-creator>
    <meta:editing-cycles>33</meta:editing-cycles>
    <meta:creation-date>2013-04-09T16:10:00</meta:creation-date>
    <dc:date>2022-05-24T11:17:36.009000000</dc:date>
    <meta:editing-duration>PT2H1M17S</meta:editing-duration>
    <meta:generator>LibreOffice/7.2.0.4$Windows_X86_64 LibreOffice_project/9a9c6381e3f7a62afc1329bd359cc48accb6435b</meta:generator>
    <meta:document-statistic meta:table-count="0" meta:image-count="0" meta:object-count="0" meta:page-count="4" meta:paragraph-count="63" meta:word-count="935" meta:character-count="4803" meta:non-whitespace-character-count="375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